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font-name="Nimbus Mono PS" fo:font-size="12pt" fo:font-weight="normal" officeooo:rsid="001e2eb4" officeooo:paragraph-rsid="00229675"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Nimbus Mono PS" fo:font-size="12pt" fo:font-weight="normal" officeooo:rsid="001e2eb4" officeooo:paragraph-rsid="001e2eb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Nimbus Mono PS" fo:font-size="12pt" fo:font-weight="normal" officeooo:rsid="001dfd48" officeooo:paragraph-rsid="001dfd4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Nimbus Mono PS" fo:font-size="12pt" fo:font-weight="normal" officeooo:rsid="001dfd48" officeooo:paragraph-rsid="00218b9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Nimbus Mono PS" fo:font-size="12pt" fo:font-weight="normal" officeooo:rsid="00227015" officeooo:paragraph-rsid="0022701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Nimbus Mono PS" fo:font-size="12pt" fo:font-weight="normal" officeooo:rsid="002a36ac" officeooo:paragraph-rsid="002a36a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Nimbus Mono PS" fo:font-size="12pt" fo:font-weight="normal" officeooo:rsid="002a36ac" officeooo:paragraph-rsid="0030aece" style:font-size-asian="10.5pt" style:font-weight-asian="normal" style:font-size-complex="12pt" style:font-weight-complex="normal"/>
    </style:style>
    <style:style style:name="P8" style:family="paragraph" style:parent-style-name="Standard">
      <style:paragraph-properties fo:text-align="end" style:justify-single-word="false"/>
      <style:text-properties style:font-name="Nimbus Mono PS" fo:font-size="12pt" officeooo:rsid="001a8bb1" officeooo:paragraph-rsid="001a8bb1" style:font-size-asian="10.5pt" style:font-size-complex="12pt"/>
    </style:style>
    <style:style style:name="P9" style:family="paragraph" style:parent-style-name="Standard">
      <style:paragraph-properties fo:text-align="start" style:justify-single-word="false"/>
      <style:text-properties style:font-name="Nimbus Mono PS" fo:font-size="12pt" style:text-underline-style="none" fo:font-weight="normal" officeooo:rsid="002a36ac" officeooo:paragraph-rsid="002a36a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Nimbus Mono PS" fo:font-size="12pt" style:text-underline-style="none" fo:font-weight="normal" officeooo:rsid="002a36ac" officeooo:paragraph-rsid="00355d5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Nimbus Mono PS" fo:font-size="12pt" style:text-underline-style="none" fo:font-weight="normal" officeooo:rsid="003209eb" officeooo:paragraph-rsid="003209e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Nimbus Mono PS" fo:font-size="12pt" style:text-underline-style="none" fo:font-weight="normal" officeooo:rsid="0032aa20" officeooo:paragraph-rsid="0032aa2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Nimbus Mono PS" fo:font-size="12pt" style:text-underline-style="none" fo:font-weight="normal" officeooo:rsid="00352b89" officeooo:paragraph-rsid="00352b8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Nimbus Mono PS" fo:font-size="12pt" style:text-underline-style="none" fo:font-weight="normal" officeooo:rsid="0036b185" officeooo:paragraph-rsid="0036b185" fo:background-color="transparent"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Nimbus Mono PS" fo:font-size="12pt" style:text-underline-style="none" fo:font-weight="normal" officeooo:rsid="0039906e" officeooo:paragraph-rsid="0039906e" fo:background-color="transparent"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imbus Mono PS" fo:font-size="12pt" style:text-underline-style="none" fo:font-weight="normal" officeooo:rsid="003209eb" officeooo:paragraph-rsid="0041f61d" fo:background-color="transparent"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imbus Mono PS" fo:font-size="12pt" style:text-underline-style="none" fo:font-weight="normal" officeooo:rsid="0041f61d" officeooo:paragraph-rsid="0041f61d" fo:background-color="transparent"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imbus Mono PS" fo:font-size="12pt" style:text-underline-style="none" fo:font-weight="normal" officeooo:rsid="0041f61d" officeooo:paragraph-rsid="00431586" fo:background-color="transparent"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imbus Mono PS" fo:font-size="12pt" style:text-underline-style="none" fo:font-weight="normal" officeooo:rsid="0041f61d" officeooo:paragraph-rsid="004bb046" fo:background-color="transparent"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imbus Mono PS" fo:font-size="12pt" style:text-underline-style="none" fo:font-weight="normal" officeooo:rsid="0041f61d" officeooo:paragraph-rsid="004c274b" fo:background-color="transparent"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Nimbus Mono PS" fo:font-size="12pt" style:text-underline-style="none" fo:font-weight="normal" officeooo:rsid="0041f61d" officeooo:paragraph-rsid="004c3053" fo:background-color="transparent"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imbus Mono PS" fo:font-size="12pt" style:text-underline-style="none" fo:font-weight="normal" officeooo:rsid="0041f61d" officeooo:paragraph-rsid="004fe7cb" fo:background-color="transparent"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imbus Mono PS" fo:font-size="12pt" style:text-underline-style="none" fo:font-weight="normal" officeooo:rsid="00431586" officeooo:paragraph-rsid="004c274b" fo:background-color="transparent"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imbus Mono PS" fo:font-size="12pt" style:text-underline-style="none" fo:font-weight="normal" officeooo:rsid="00520cc3" officeooo:paragraph-rsid="00520cc3" fo:background-color="transparent"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imbus Mono PS" fo:font-size="12pt" style:text-underline-style="none" fo:font-weight="normal" officeooo:rsid="0057b19f" officeooo:paragraph-rsid="0057b19f" fo:background-color="transparent"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imbus Mono PS" fo:font-size="12pt" style:text-underline-style="none" fo:font-weight="normal" officeooo:rsid="005b394d" officeooo:paragraph-rsid="005b394d" fo:background-color="transparent"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imbus Mono PS" fo:font-size="12pt" style:text-underline-style="none" fo:font-weight="normal" officeooo:rsid="0036b185" officeooo:paragraph-rsid="0036b185" fo:background-color="#ddddd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imbus Mono PS" fo:font-size="12pt" style:text-underline-style="none" fo:font-weight="normal" officeooo:rsid="004011e3" officeooo:paragraph-rsid="0039906e" fo:background-color="#dddd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imbus Mono PS" fo:font-size="12pt" style:text-underline-style="none" fo:font-weight="normal" officeooo:rsid="0057b19f" officeooo:paragraph-rsid="0057b19f" fo:background-color="#dddddd"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imbus Mono PS" fo:font-size="12pt" fo:font-style="italic" style:text-underline-style="none" fo:font-weight="normal" officeooo:rsid="0036b185" officeooo:paragraph-rsid="0036b185" fo:background-color="transparent" style:font-size-asian="10.5pt" style:font-style-asian="italic" style:font-weight-asian="normal" style:font-size-complex="12pt" style:font-style-complex="italic" style:font-weight-complex="normal"/>
    </style:style>
    <style:style style:name="P31" style:family="paragraph" style:parent-style-name="Standard">
      <style:text-properties style:font-name="Nimbus Mono PS" officeooo:rsid="001a8bb1" officeooo:paragraph-rsid="001a8bb1"/>
    </style:style>
    <style:style style:name="P32" style:family="paragraph" style:parent-style-name="Standard">
      <style:text-properties style:font-name="Nimbus Mono PS" officeooo:rsid="001a8bb1" officeooo:paragraph-rsid="00270c4c"/>
    </style:style>
    <style:style style:name="P33" style:family="paragraph" style:parent-style-name="Standard">
      <style:paragraph-properties fo:text-align="end" style:justify-single-word="false"/>
      <style:text-properties style:font-name="Nimbus Mono PS" fo:font-size="18pt" officeooo:rsid="001a8bb1" officeooo:paragraph-rsid="001a8bb1" style:font-size-asian="18pt" style:font-size-complex="18pt"/>
    </style:style>
    <style:style style:name="P34" style:family="paragraph" style:parent-style-name="Standard">
      <style:paragraph-properties fo:text-align="end" style:justify-single-word="false"/>
      <style:text-properties style:font-name="Nimbus Mono PS" fo:font-size="18pt" fo:font-weight="bold" officeooo:rsid="001dfd48" officeooo:paragraph-rsid="001dfd48" style:font-size-asian="18pt" style:font-weight-asian="bold" style:font-size-complex="18pt" style:font-weight-complex="bold"/>
    </style:style>
    <style:style style:name="P35" style:family="paragraph" style:parent-style-name="Standard">
      <style:paragraph-properties fo:text-align="end" style:justify-single-word="false"/>
      <style:text-properties style:font-name="Nimbus Mono PS" fo:font-size="18pt" fo:font-weight="bold" officeooo:rsid="00227015" officeooo:paragraph-rsid="00227015" style:font-size-asian="15.75pt" style:font-weight-asian="bold" style:font-size-complex="18pt" style:font-weight-complex="bold"/>
    </style:style>
    <style:style style:name="P36" style:family="paragraph" style:parent-style-name="Standard">
      <style:paragraph-properties fo:text-align="start" style:justify-single-word="false"/>
      <style:text-properties style:font-name="Nimbus Mono PS" fo:font-size="10pt" fo:font-weight="normal" officeooo:rsid="001e2eb4" officeooo:paragraph-rsid="001e2eb4" style:font-size-asian="10pt" style:font-weight-asian="normal" style:font-size-complex="10pt" style:font-weight-complex="normal"/>
    </style:style>
    <style:style style:name="P3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Nimbus Mono PS" officeooo:rsid="001a8bb1" officeooo:paragraph-rsid="001a8bb1"/>
    </style:style>
    <style:style style:name="P3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Nimbus Mono PS" officeooo:rsid="001a8bb1" officeooo:paragraph-rsid="00270c4c"/>
    </style:style>
    <style:style style:name="P39" style:family="paragraph" style:parent-style-name="Standard">
      <style:paragraph-properties fo:text-align="end" style:justify-single-word="false" fo:padding-left="0cm" fo:padding-right="0cm" fo:padding-top="0cm" fo:padding-bottom="0.074cm" fo:border-left="none" fo:border-right="none" fo:border-top="none" fo:border-bottom="0.06pt solid #000000" style:join-border="false"/>
      <style:text-properties style:font-name="Nimbus Mono PS" fo:font-size="12pt" officeooo:rsid="001a8bb1" officeooo:paragraph-rsid="001a8bb1" style:font-size-asian="10.5pt" style:font-size-complex="12pt"/>
    </style:style>
    <style:style style:name="P40" style:family="paragraph" style:parent-style-name="Standard">
      <style:paragraph-properties fo:text-align="end" style:justify-single-word="false" fo:break-before="page"/>
      <style:text-properties style:font-name="Nimbus Mono PS" fo:font-size="12pt" fo:font-weight="normal" officeooo:rsid="001dfd48" officeooo:paragraph-rsid="00218b93" style:font-size-asian="10.5pt" style:font-weight-asian="normal" style:font-size-complex="12pt" style:font-weight-complex="normal"/>
    </style:style>
    <style:style style:name="P41" style:family="paragraph" style:parent-style-name="Standard">
      <style:paragraph-properties fo:text-align="end" style:justify-single-word="false" fo:break-before="page"/>
      <style:text-properties style:font-name="Nimbus Mono PS" fo:font-size="18pt" fo:font-weight="bold" officeooo:rsid="003209eb" officeooo:paragraph-rsid="003209eb" style:font-size-asian="15.75pt" style:font-weight-asian="bold" style:font-size-complex="18pt" style:font-weight-complex="bold"/>
    </style:style>
    <style:style style:name="P42" style:family="paragraph" style:parent-style-name="Standard">
      <style:paragraph-properties fo:text-align="end" style:justify-single-word="false" fo:break-before="page"/>
      <style:text-properties style:font-name="Nimbus Mono PS" fo:font-size="18pt" style:text-underline-style="none" fo:font-weight="bold" officeooo:rsid="002bcfa5" officeooo:paragraph-rsid="0041f61d" fo:background-color="transparent" style:font-size-asian="15.75pt" style:font-weight-asian="bold" style:font-size-complex="18pt" style:font-weight-complex="bold"/>
    </style:style>
    <style:style style:name="P43" style:family="paragraph" style:parent-style-name="Standard">
      <style:paragraph-properties fo:text-align="start" style:justify-single-word="false"/>
      <style:text-properties style:font-name="Nimbus Mono PS" fo:font-size="12pt" fo:font-weight="normal" officeooo:rsid="002c0eab" officeooo:paragraph-rsid="002c0eab"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Nimbus Mono PS" fo:font-size="12pt" fo:font-weight="bold" officeooo:rsid="001dfd48" officeooo:paragraph-rsid="001dfd48"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Nimbus Mono PS" fo:font-size="12pt" fo:font-weight="bold" officeooo:rsid="005e4d15" officeooo:paragraph-rsid="005e4d15"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Nimbus Mono PS" fo:font-size="12pt" fo:font-weight="bold" officeooo:rsid="006007e0" officeooo:paragraph-rsid="006007e0"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Nimbus Mono PS" fo:font-size="12pt" style:text-underline-style="none" fo:font-weight="normal" officeooo:rsid="005ccf82" officeooo:paragraph-rsid="005ccf82" fo:background-color="transparent"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Nimbus Mono PS" fo:font-size="12pt" style:text-underline-style="none" fo:font-weight="normal" officeooo:rsid="006163b7" officeooo:paragraph-rsid="006163b7" fo:background-color="transparent" style:font-size-asian="10.5pt" style:font-weight-asian="normal" style:font-size-complex="12pt" style:font-weight-complex="normal"/>
    </style:style>
    <style:style style:name="P49" style:family="paragraph" style:parent-style-name="Standard">
      <style:paragraph-properties fo:text-align="end" style:justify-single-word="false" fo:break-before="page"/>
      <style:text-properties style:font-name="Nimbus Mono PS" fo:font-size="18pt" style:text-underline-style="none" fo:font-weight="bold" officeooo:rsid="006163b7" officeooo:paragraph-rsid="006163b7" fo:background-color="transparent" style:font-size-asian="15.75pt" style:font-weight-asian="bold" style:font-size-complex="18pt" style:font-weight-complex="bold"/>
    </style:style>
    <style:style style:name="T1" style:family="text">
      <style:text-properties officeooo:rsid="001e32de"/>
    </style:style>
    <style:style style:name="T2" style:family="text">
      <style:text-properties fo:font-size="18pt" fo:font-weight="bold" officeooo:rsid="001e32de" style:font-size-asian="15.75pt" style:font-weight-asian="bold" style:font-size-complex="18pt" style:font-weight-complex="bold"/>
    </style:style>
    <style:style style:name="T3" style:family="text">
      <style:text-properties fo:font-size="18pt" fo:font-weight="bold" officeooo:rsid="001e2eb4" style:font-size-asian="15.75pt" style:font-weight-asian="bold" style:font-size-complex="18pt" style:font-weight-complex="bold"/>
    </style:style>
    <style:style style:name="T4" style:family="text">
      <style:text-properties officeooo:rsid="002404e9"/>
    </style:style>
    <style:style style:name="T5" style:family="text">
      <style:text-properties officeooo:rsid="00288ad8"/>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e32de"/>
    </style:style>
    <style:style style:name="T8" style:family="text">
      <style:text-properties officeooo:rsid="0028e987"/>
    </style:style>
    <style:style style:name="T9" style:family="text">
      <style:text-properties fo:font-weight="bold" style:font-weight-asian="bold" style:font-weight-complex="bold"/>
    </style:style>
    <style:style style:name="T10" style:family="text">
      <style:text-properties fo:font-weight="bold" officeooo:rsid="00355d5b" style:font-weight-asian="bold" style:font-weight-complex="bold"/>
    </style:style>
    <style:style style:name="T11" style:family="text">
      <style:text-properties fo:font-weight="bold" officeooo:rsid="003ae912" style:font-weight-asian="bold" style:font-weight-complex="bold"/>
    </style:style>
    <style:style style:name="T12" style:family="text">
      <style:text-properties fo:font-weight="bold" officeooo:rsid="003dafca" style:font-weight-asian="bold" style:font-weight-complex="bold"/>
    </style:style>
    <style:style style:name="T13" style:family="text">
      <style:text-properties fo:font-weight="bold" fo:background-color="#dddddd" loext:char-shading-value="0" style:font-weight-asian="bold" style:font-weight-complex="bold"/>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style:text-underline-style="none" fo:background-color="#dddddd" loext:char-shading-value="0"/>
    </style:style>
    <style:style style:name="T17" style:family="text">
      <style:text-properties style:text-underline-style="none" officeooo:rsid="002aea38"/>
    </style:style>
    <style:style style:name="T18" style:family="text">
      <style:text-properties style:text-underline-style="none" officeooo:rsid="002bcfa5"/>
    </style:style>
    <style:style style:name="T19" style:family="text">
      <style:text-properties style:text-underline-style="none" officeooo:rsid="002e8d6d"/>
    </style:style>
    <style:style style:name="T20" style:family="text">
      <style:text-properties style:text-underline-style="none" officeooo:rsid="002ef084"/>
    </style:style>
    <style:style style:name="T21" style:family="text">
      <style:text-properties style:text-underline-style="none" officeooo:rsid="006163b7"/>
    </style:style>
    <style:style style:name="T22" style:family="text">
      <style:text-properties officeooo:rsid="0032aa20"/>
    </style:style>
    <style:style style:name="T23" style:family="text">
      <style:text-properties officeooo:rsid="00355d5b"/>
    </style:style>
    <style:style style:name="T24" style:family="text">
      <style:text-properties fo:background-color="#dddddd" loext:char-shading-value="0"/>
    </style:style>
    <style:style style:name="T25" style:family="text">
      <style:text-properties officeooo:rsid="004011e3" fo:background-color="#dddddd" loext:char-shading-value="0"/>
    </style:style>
    <style:style style:name="T26" style:family="text">
      <style:text-properties officeooo:rsid="00598124" fo:background-color="#dddddd" loext:char-shading-value="0"/>
    </style:style>
    <style:style style:name="T27" style:family="text">
      <style:text-properties officeooo:rsid="003ccc83"/>
    </style:style>
    <style:style style:name="T28" style:family="text">
      <style:text-properties officeooo:rsid="003dafca"/>
    </style:style>
    <style:style style:name="T29" style:family="text">
      <style:text-properties officeooo:rsid="004011e3"/>
    </style:style>
    <style:style style:name="T30" style:family="text">
      <style:text-properties officeooo:rsid="00431586"/>
    </style:style>
    <style:style style:name="T31" style:family="text">
      <style:text-properties officeooo:rsid="004fe7cb"/>
    </style:style>
    <style:style style:name="T32" style:family="text">
      <style:text-properties officeooo:rsid="00516f58"/>
    </style:style>
    <style:style style:name="T33" style:family="text">
      <style:text-properties officeooo:rsid="005519d9"/>
    </style:style>
    <style:style style:name="T34" style:family="text">
      <style:text-properties officeooo:rsid="00598124"/>
    </style:style>
    <style:style style:name="T35" style:family="text">
      <style:text-properties officeooo:rsid="005a7f16"/>
    </style:style>
    <style:style style:name="T36" style:family="text">
      <style:text-properties officeooo:rsid="005a7f16" fo:background-color="transparent" loext:char-shading-value="0"/>
    </style:style>
    <style:style style:name="T37" style:family="text">
      <style:text-properties officeooo:rsid="005b394d"/>
    </style:style>
    <style:style style:name="T38" style:family="text">
      <style:text-properties officeooo:rsid="005cefb4"/>
    </style:style>
    <style:style style:name="T39" style:family="text">
      <style:text-properties fo:font-weight="normal" style:font-weight-asian="normal" style:font-weight-complex="normal"/>
    </style:style>
    <style:style style:name="T40" style:family="text">
      <style:text-properties fo:font-weight="normal" officeooo:rsid="0061d930" style:font-weight-asian="normal" style:font-weight-complex="normal"/>
    </style:style>
    <style:style style:name="T41" style:family="text">
      <style:text-properties officeooo:rsid="006163b7"/>
    </style:style>
    <style:style style:name="T42" style:family="text">
      <style:text-properties officeooo:rsid="0061d930"/>
    </style:style>
    <style:style style:name="T43" style:family="text">
      <style:text-properties officeooo:rsid="006346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 text:c="5"/>____ <text:s text:c="8"/>____ <text:s text:c="15"/>__</text:p>
      <text:p text:style-name="P32"><text:s text:c="4"/>/ __ \ _ <text:s/>__ / __ ) ____ <text:s text:c="2"/>_____ / /__ _____</text:p>
      <text:p text:style-name="P32"><text:s text:c="3"/>/ / / /| |/_// __ <text:s/>|/ __ \ / ___// //_// ___/</text:p>
      <text:p text:style-name="P32"><text:s text:c="2"/>/ /_/ /_&gt; <text:s/>&lt; / /_/ // /_/ // / <text:s text:c="2"/>/ ,&lt; <text:s/>(__ <text:s/>)</text:p>
      <text:p text:style-name="P38"><text:s/>/_____//_/|_|/_____/ \____//_/ <text:s text:c="2"/>/_/|_|/____/</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
      <text:p text:style-name="P31"/>
      <text:p text:style-name="P33">DxBorks Official Documentation</text:p>
      <text:p text:style-name="P8">2017 – Thomas Murgia / Adrien Aacha</text:p>
      <text:p text:style-name="P39"/>
      <text:p text:style-name="P34"><text:soft-page-break/></text:p>
      <text:p text:style-name="P34">CONTENTS</text:p>
      <text:p text:style-name="P44"/>
      <text:p text:style-name="P45">PART 0x00 – INTRODUCTION</text:p>
      <text:p text:style-name="P3">0x00 <text:s text:c="3"/>Preface</text:p>
      <text:p text:style-name="P4">0x01 <text:s text:c="3"/>Understanding DxBorks</text:p>
      <text:p text:style-name="P43">0x02 <text:s text:c="3"/>Installing DxBorks</text:p>
      <text:p text:style-name="P43"/>
      <text:p text:style-name="P46">PART 0x01 – BOOTING</text:p>
      <text:p text:style-name="P46"><text:span text:style-name="T39">0x03 <text:s text:c="3"/></text:span><text:span text:style-name="T40">x86 </text:span><text:span text:style-name="T39">Bootloading</text:span></text:p>
      <text:p text:style-name="P40"><text:span text:style-name="T2">0x00 - </text:span><text:span text:style-name="T3">Preface</text:span></text:p>
      <text:p text:style-name="P2"/>
      <text:p text:style-name="P2"><text:tab/>The DxBorks operating system was a year long quest for success. Born from the will to create a minimalistic kernel for x86 devices, it evolved into an actual project with lots of possibilities, while keeping its “proof of concept” feel rather than being a commercial operating system. Licensed under the GNU General Public License (GPL) v3, everyone is free to use this OS as they wish, as long as they don’t prevent other users from experiencing the same freedom.</text:p>
      <text:p text:style-name="P2"/>
      <text:p text:style-name="P2"><text:tab/>DxBorks is a rather minimalistic software. It followed a paradygm important to my eyes: KISS (Keep It Simple, Stupid) a paradygm used by lots of developers, engineers, and other individuals designing complex pieces of hardware or software, including the Arch Linux development team or US army engineers.</text:p>
      <text:p text:style-name="P2"/>
      <text:p text:style-name="P2"><text:tab/><text:span text:style-name="T1">This paradygm prioritises simplicity over complexity: a piece of code should be easy enough to understand to remove the need for an extensive use of commentaries. The “UNIX Philosophy” has also been a quite fundamental aspect of the project: a tool should do a single thing, and do it well. In our case, the tools are functions, variables, algorithms, etc.</text:span></text:p>
      <text:p text:style-name="P2"/>
      <text:p text:style-name="P2"><text:tab/><text:span text:style-name="T1">Overhaul, DxBorks is just another kernel inspired by UNIX, while keeping its school project fee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6"><text:tab/><text:span text:style-name="T1">As stated earlier, this document, the DxBorks kernel, its disk image, and the content of its online repository are licensed under the GNU GPL v3 license. Please refer to the provided file for more information concerning the license. For more information, please contact </text:span><text:span text:style-name="T7">garuda1@protonmail.com</text:span></text:p>
      <text:p text:style-name="P35"><text:soft-page-break/>0x01 – Understanding DxBorks<text:line-break/></text:p>
      <text:p text:style-name="P5"><text:tab/><text:span text:style-name="T4">DxBorks, while embracing the KISS and UNIX philosophies, remains an operating system, meaning it still is a complex piece of software. As such, it requires a deep understanding of the x86 architecture, as well as several years of experience in C and assembly programming. Knowing most users don’t have meet these requirements, this documentation will feature a huge emphasis on explaining the inner mechanics of the DxBorks operating system through examples, code analysis, and detailed algorithmic transcriptions of specific code parts to help users understand the DxBorks operating system.</text:span></text:p>
      <text:p text:style-name="P5"/>
      <text:p text:style-name="P5"><text:tab/><text:span text:style-name="T5">However, this documentation is NOT a programming tutorial. From now on, the following will be assumed:</text:span></text:p>
      <text:p text:style-name="P5"/>
      <text:p text:style-name="P5">- <text:span text:style-name="T5">The reader has a basic understanding of x86 AT&amp;T syntax assembly programming</text:span></text:p>
      <text:p text:style-name="P5">- <text:span text:style-name="T5">The reader has advanced knowledge of the C programming language, POSIX interface, 32bits x86 architecture, and Makefile programming.</text:span></text:p>
      <text:p text:style-name="P5">- <text:span text:style-name="T8">The reader has access to a device capable of running DxBorks as well as the DxBorks operating system itself, and has advanced knowledge of this system.</text:span></text:p>
      <text:p text:style-name="P5"/>
      <text:p text:style-name="P6">To fully understand the code, one may consider tinkering around with it. The DxBorks source code is available on <text:span text:style-name="T9">Github</text:span>, at the repository <text:a xlink:type="simple" xlink:href="https://github.com/Garuda1/DxBorks" text:style-name="Internet_20_link" text:visited-style-name="Visited_20_Internet_20_Link"><text:span text:style-name="T6">https://github.com/Garuda1/DxBorks</text:span></text:a><text:span text:style-name="T14">. To clone the source code from the repository to a UNIX based device using </text:span><text:span text:style-name="T15">git</text:span><text:span text:style-name="T14">, use the following command:</text:span></text:p>
      <text:p text:style-name="P9"/>
      <text:p text:style-name="P6"><text:span text:style-name="T16"><text:tab/>$ git clone </text:span><text:a xlink:type="simple" xlink:href="https://github.com/Garuda1/DxBorks" text:style-name="Internet_20_link" text:visited-style-name="Visited_20_Internet_20_Link"><text:span text:style-name="T24">https://github.com/Garuda1/DxBorks</text:span></text:a></text:p>
      <text:p text:style-name="P9"/>
      <text:p text:style-name="P7"><text:span text:style-name="T14">This will </text:span><text:span text:style-name="T17">download a folder </text:span><text:span text:style-name="T19">in the current working directory</text:span><text:span text:style-name="T17"> containing the late</text:span><text:span text:style-name="T20">s</text:span><text:span text:style-name="T17">t version of the DxBorks operating system source code. </text:span><text:span text:style-name="T18">Build instructions are described later in this documentation.</text:span></text:p>
      <text:p text:style-name="P41"><text:span text:style-name="T18">0</text:span><text:span text:style-name="T14">x0</text:span><text:span text:style-name="T21">2</text:span><text:span text:style-name="T14"> – Installing DxBorks</text:span></text:p>
      <text:p text:style-name="P11"/>
      <text:p text:style-name="P11"><text:tab/><text:span text:style-name="T22">DxBorks, as an open source (more specifically, free) operating system, can be compiled and installed by the user, whereas most other operating systems are distributed with an installation automation software. As this contradicts the minimalistic aspect of DxBorks, no installation automation software is provided.</text:span></text:p>
      <text:p text:style-name="P11"/>
      <text:p text:style-name="P11"><text:tab/><text:span text:style-name="T22">Compiling DxBorks requires many different components, among which:</text:span></text:p>
      <text:p text:style-name="P11"/>
      <text:p text:style-name="P12">- A host UNIX system (we will be using Arch Linux)</text:p>
      <text:p text:style-name="P12">- <text:span text:style-name="T27">GNU Make</text:span></text:p>
      <text:p text:style-name="P12">- The GCC (GNU Compiler Collection) C compiler (<text:span text:style-name="T9">gcc</text:span>)</text:p>
      <text:p text:style-name="P12">- The standard GNU assembler (<text:span text:style-name="T9">as</text:span>)</text:p>
      <text:p text:style-name="P12">- The GRUB2 bootloader and derived tools</text:p>
      <text:p text:style-name="P13">- An Internet connection</text:p>
      <text:p text:style-name="P12"/>
      <text:p text:style-name="P12"><text:tab/>Many other tools are required, you will be notified during compilation of what required components are missing on the host system.</text:p>
      <text:p text:style-name="P12"><text:line-break/><text:tab/><text:span text:style-name="T23">You will first need to acquire the </text:span><text:span text:style-name="T10">DxBorks source files</text:span><text:span text:style-name="T23">. If using the CD version, the DxBorks source code is located in </text:span><text:span text:style-name="T10">/src/</text:span><text:span text:style-name="T23">, otherwise the user will have to download it using </text:span><text:span text:style-name="T10">git</text:span><text:span text:style-name="T23">.</text:span></text:p>
      <text:p text:style-name="P12"/>
      <text:p text:style-name="P10"><text:span text:style-name="T24"><text:tab/>$ git clone </text:span><text:a xlink:type="simple" xlink:href="https://github.com/Garuda1/DxBorks" text:style-name="Internet_20_link" text:visited-style-name="Visited_20_Internet_20_Link"><text:span text:style-name="T24">https://github.com/Garuda1/DxBorks</text:span></text:a></text:p>
      <text:p text:style-name="P27"/>
      <text:p text:style-name="P30">Note: Make sure to keep a backup of the source code. You may need to start over the entire compilation process if you mess up one part.</text:p>
      <text:p text:style-name="P14"/>
      <text:p text:style-name="P14"><text:tab/>You can now navigate to the source directory. For practical reasons, we will assume it is located on <text:span text:style-name="T13">/home/user/Documents/DxBorks/src</text:span><text:span text:style-name="T11">.</text:span></text:p>
      <text:p text:style-name="P14"/>
      <text:p text:style-name="P15"><text:tab/>The compilation process is easy: a Makefile is located in the <text:span text:style-name="T9">src</text:span> folder, which automates the build process. <text:span text:style-name="T27">Note that the Makefile is using GNU extensions, so you might want to download </text:span><text:span text:style-name="T12">GNU Make</text:span><text:span text:style-name="T28"> using your package manager. Simply then use the following commands:</text:span></text:p>
      <text:p text:style-name="P15"/>
      <text:p text:style-name="P15"><text:span text:style-name="T24"><text:tab/></text:span><text:span text:style-name="T25">$ make</text:span><text:span text:style-name="T29"><text:tab/><text:tab/><text:tab/><text:tab/>Compiles DxBorks</text:span></text:p>
      <text:p text:style-name="P15"><text:span text:style-name="T24"><text:tab/></text:span><text:span text:style-name="T25">$ make clean</text:span><text:span text:style-name="T29"><text:tab/><text:tab/><text:tab/>Deletes the object and binary files</text:span></text:p>
      <text:p text:style-name="P15"><text:span text:style-name="T24"><text:tab/></text:span><text:span text:style-name="T25">$ make re</text:span><text:span text:style-name="T29"><text:tab/><text:tab/><text:tab/><text:tab/>Alias for </text:span><text:span text:style-name="T25">$ make clean &amp;&amp; make</text:span></text:p>
      <text:p text:style-name="P28"><text:tab/><text:span text:style-name="T35">$ make test</text:span><text:span text:style-name="T36"><text:tab/><text:tab/><text:tab/>Fires a qemu VM running DxBorks</text:span></text:p>
      <text:p text:style-name="P28"/>
      <text:p text:style-name="P28"/>
      <text:p text:style-name="P28"/>
      <text:p text:style-name="P42">0x0<text:span text:style-name="T41">2</text:span> – Installing DxBorks</text:p>
      <text:p text:style-name="P16"/>
      <text:p text:style-name="P17"><text:span text:style-name="T29">Y</text:span>ou might also want to understand the directory tree:</text:p>
      <text:p text:style-name="P17"/>
      <text:p text:style-name="P17"><text:tab/>src<text:tab/><text:tab/><text:tab/><text:tab/><text:tab/><text:tab/>Main directory</text:p>
      <text:p text:style-name="P18"><text:tab/><text:span text:style-name="T30">├-</text:span> bin<text:tab/><text:tab/><text:tab/><text:tab/><text:tab/>Binary files</text:p>
      <text:p text:style-name="P22"><text:tab/><text:span text:style-name="T30">│</text:span> <text:s/><text:span text:style-name="T30">├-</text:span> isofiles<text:tab/><text:tab/><text:tab/><text:tab/><text:span text:style-name="T32">Disk image files</text:span></text:p>
      <text:p text:style-name="P21"><text:tab/><text:span text:style-name="T30">│</text:span> <text:s/><text:span text:style-name="T30">└- </text:span>...<text:tab/><text:tab/><text:tab/><text:tab/><text:tab/><text:span text:style-name="T31">Compiled files and .iso disk image</text:span></text:p>
      <text:p text:style-name="P18"><text:tab/><text:span text:style-name="T30">├-</text:span> kernel<text:tab/><text:tab/><text:tab/><text:tab/><text:tab/><text:span text:style-name="T30">Kernel source code</text:span></text:p>
      <text:p text:style-name="P19"><text:tab/><text:span text:style-name="T30">│</text:span> <text:s/><text:span text:style-name="T30">├- arch<text:tab/><text:tab/><text:tab/><text:tab/>Source files (.s and .c)</text:span></text:p>
      <text:p text:style-name="P20"><text:tab/><text:span text:style-name="T30">│ </text:span><text:s/><text:span text:style-name="T30">│</text:span> <text:s/><text:span text:style-name="T30">└- i386<text:tab/><text:tab/><text:tab/><text:tab/>i386 source files</text:span></text:p>
      <text:p text:style-name="P20"><text:tab/><text:span text:style-name="T30">│ </text:span><text:s/><text:span text:style-name="T30">│</text:span> <text:s text:c="4"/><text:span text:style-name="T30">├- libk<text:tab/><text:tab/><text:tab/>libk (kernel library) sources</text:span></text:p>
      <text:p text:style-name="P20"><text:tab/><text:span text:style-name="T30">│ </text:span><text:s/><text:span text:style-name="T30">│</text:span> <text:s text:c="4"/><text:span text:style-name="T30">│ <text:s/>└- ...</text:span></text:p>
      <text:p text:style-name="P20"><text:tab/><text:span text:style-name="T30">│ </text:span><text:s/><text:span text:style-name="T30">│</text:span> <text:s text:c="4"/><text:span text:style-name="T30">├- boot<text:tab/><text:tab/><text:tab/>code that allows DxBorks to boot</text:span></text:p>
      <text:p text:style-name="P20"><text:tab/><text:span text:style-name="T30">│</text:span> <text:s/><text:span text:style-name="T30">│</text:span> <text:s text:c="4"/><text:span text:style-name="T30">│ <text:s/>└- ...</text:span></text:p>
      <text:p text:style-name="P23"><text:tab/>│ <text:s/>│ <text:s text:c="4"/>└- ...</text:p>
      <text:p text:style-name="P18"><text:tab/><text:span text:style-name="T30">│ </text:span><text:s/><text:span text:style-name="T30">└- include<text:tab/><text:tab/><text:tab/><text:tab/>C Headers (.h)</text:span></text:p>
      <text:p text:style-name="P18"><text:tab/><text:span text:style-name="T30">│</text:span> <text:s text:c="4"/><text:span text:style-name="T30">├- kernel<text:tab/><text:tab/><text:tab/>Kernel headers</text:span></text:p>
      <text:p text:style-name="P18"><text:tab/><text:span text:style-name="T30">│</text:span> <text:s text:c="4"/><text:span text:style-name="T30">│</text:span> <text:s/><text:span text:style-name="T30">└- ...<text:tab/><text:tab/><text:tab/><text:tab/></text:span></text:p>
      <text:p text:style-name="P18"><text:tab/><text:span text:style-name="T30">│</text:span> <text:s text:c="4"/><text:span text:style-name="T30">└- </text:span>...</text:p>
      <text:p text:style-name="P18"><text:tab/><text:span text:style-name="T30">└-... </text:span></text:p>
      <text:p text:style-name="P18"/>
      <text:p text:style-name="P24"><text:tab/>This directory tree is, just like DxBorks itself, minimalistic. <text:span text:style-name="T33">Note that the directory tree may change from one version to another, so don’t base your commands from it but rather analyse it to better understand the structure of the sources.</text:span></text:p>
      <text:p text:style-name="P24"/>
      <text:p text:style-name="P25"><text:tab/>After compiling the program, a .iso disk image will be <text:span text:style-name="T34">produced and stored in the </text:span><text:span text:style-name="T26">/src/bin</text:span><text:span text:style-name="T34"> directory. This image can be either started directly using the </text:span><text:span text:style-name="T26">test</text:span><text:span text:style-name="T34"> make target, or copied to a physical device to start on a physical machine. To do so, use the command:</text:span></text:p>
      <text:p text:style-name="P25"/>
      <text:p text:style-name="P29"><text:tab/><text:span text:style-name="T37">$ dd if=$SRC/bin/$ISO of=/dev/$DEV</text:span></text:p>
      <text:p text:style-name="P25"/>
      <text:p text:style-name="P26">Where:</text:p>
      <text:p text:style-name="P26"><text:tab/><text:span text:style-name="T24">$SRC</text:span> if the path to the src folder</text:p>
      <text:p text:style-name="P26"><text:tab/><text:span text:style-name="T24">$ISO</text:span> is the name of the .iso disk image</text:p>
      <text:p text:style-name="P26"><text:tab/><text:span text:style-name="T24">$DEV</text:span> is the name of the target block device</text:p>
      <text:p text:style-name="P26"/>
      <text:p text:style-name="P47"><text:tab/>This will turn the target device into a bootable DxBorks drive. Note that doing so will not only wipe out some data on the device but also destroy the boot secto<text:span text:style-name="T38">r and partition table if there is any. Be careful.</text:span></text:p>
      <text:p text:style-name="P49">0x03 – BOOTLOADING</text:p>
      <text:p text:style-name="P48"/>
      <text:p text:style-name="P48"><text:tab/>Booting an operating system is not an easy task. To understand why, we must first understand the boot process of most (if not all) x86 devices nowadays. <text:span text:style-name="T42">This chapter will be dedicated to understanding this boot process, acting as an introduction to the next chapter, which details the DxBorks boot mechanism.</text:span></text:p>
      <text:p text:style-name="P48"/>
      <text:p text:style-name="P48"><text:tab/><text:span text:style-name="T43">When a user turns on a device, a circuit starts feeding power into the different parts comprising it. This triggers an unblockable hardware check called POST (Power On Self Test), which basically makes sure everything is okay (mainly checking the power delivery system). But once the POST is over – What happens?</text:span></text:p>
      <text:p text:style-name="P48"/>
      <text:p text:style-name="P48"><text:tab/><text:span text:style-name="T43">At this point, almost nothing is initialised. The processing unit(s) are still running in 16 bit real mode, nothing is loaded, and something has to work out the first initialisation steps. That piece of software is called the BIOS (Basic Input Output System). While slowly being replaced by a massively more complex standard called UEFI (Unified Extended Firmware Interface), almost every x86 device nowadays features a BIOS. The BIOS software is located on a flash memory chip on the device (formerly, an EPROM chip), which means it’s almost impossible to mess around with it (even thought modern computers often feature ways to update the BIOS software). The BIOS will work out some basic steps: tell the computer what devices are connected, how much memory is available, coordonate different parts together,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Nimbus Mono PS" fo:font-size="12pt" fo:font-weight="normal" officeooo:rsid="001e2eb4" officeooo:paragraph-rsid="00229675" style:font-size-asian="10.5pt" style:font-weight-asian="normal" style:font-size-complex="12pt" style:font-weight-complex="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00:37.408235244</meta:creation-date>
    <dc:date>2017-03-08T21:49:43.159000000</dc:date>
    <meta:editing-duration>PT2H34M33S</meta:editing-duration>
    <meta:editing-cycles>75</meta:editing-cycles>
    <meta:generator>LibreOffice/5.2.0.4$Windows_x86 LibreOffice_project/066b007f5ebcc236395c7d282ba488bca6720265</meta:generator>
    <meta:document-statistic meta:table-count="0" meta:image-count="0" meta:object-count="0" meta:page-count="7" meta:paragraph-count="80" meta:word-count="1338" meta:character-count="8170" meta:non-whitespace-character-count="6699"/>
  </office:meta>
</office:document-meta>
</file>